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3.337cm"/>
    </style:style>
    <style:style style:name="co4" style:family="table-column">
      <style:table-column-properties fo:break-before="auto" style:column-width="3.854cm"/>
    </style:style>
    <style:style style:name="co5" style:family="table-column">
      <style:table-column-properties fo:break-before="auto" style:column-width="1.489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7.722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.4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1.228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bergeaud.com/Eco/" xlink:type="simple">http://www.abergeaud.com/Eco/</text:a> ; 2026 : <text:a xlink:href="https://sites.google.com/site/abergeaudeco/home?authuser=0" xlink:type="simple">https://sites.google.com/site/abergeaudeco/home?authuser=0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sciencespo.fr/histoire/fr/chercheur/Paul-André%20Rosental/76168.html" xlink:type="simple">https://www.sciencespo.fr/histoire/fr/chercheur/Paul-Andr%C3%A9%20Rosental/76168.html</text:a></text:p>
          </table:table-cell>
          <table:table-cell office:value-type="string" calcext:value-type="string">
            <text:p>(demo, pres JSR22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view/mathilde-munoz/about/research?authuser=0" xlink:type="simple">https://sites.google.com/view/mathilde-munoz/about/research?authuser=0</text:a></text:p>
          </table:table-cell>
          <table:table-cell office:value-type="string" calcext:value-type="string">
            <text:p>(ens, master X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tfeuillet.github.io/" xlink:type="simple">https://tfeuille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fsttar.fr/menu-haut/annuaire/fiche-personnelle/personne/leclercq-ludovic/?no_cache=1" xlink:type="simple">https://www.ifsttar.fr/menu-haut/annuaire/fiche-personnelle/personne/leclercq-ludovic/?no_cache=1</text:a></text:p>
          </table:table-cell>
          <table:table-cell office:value-type="string" calcext:value-type="string">
            <text:p>ERC model transports – req JR23</text:p>
          </table:table-cell>
          <table:table-cell table:number-columns-repeated="1016"/>
        </table:table-row>
        <table:table-row table:style-name="ro8">
          <table:table-cell table:number-columns-repeated="6"/>
          <table:table-cell office:value-type="string" calcext:value-type="string">
            <text:p>https://www.ifsttar.fr/menu-haut/annuaire/fiche-personnelle/personne/hautiere-nicolas/?no_cache=1</text:p>
          </table:table-cell>
          <table:table-cell office:value-type="string" calcext:value-type="string">
            <text:p>JR2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hemi.fr/personnalites/pierre-yves-longaretti" xlink:type="simple">https://www.ihemi.fr/personnalites/pierre-yves-longaretti</text:a></text:p>
          </table:table-cell>
          <table:table-cell office:value-type="string" calcext:value-type="string">
            <text:p>Etes23 (interdisc/reconv !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louez-mon-cerveau.com/index.php" xlink:type="simple">http://www.louez-mon-cerveau.com/index.php</text:a></text:p>
          </table:table-cell>
          <table:table-cell office:value-type="string" calcext:value-type="string">
            <text:p>// JRConseil ? ~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lanasina.github.io/" xlink:type="simple">https://lanasina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lliotvincent.github.io/" xlink:type="simple">https://elliotvincen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aetitiagauvin.github.io/" xlink:type="simple">https://laetitiagauvin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lvmt.fr/equipe/jean-paul-hubert/" xlink:type="simple">https://www.lvmt.fr/equipe/jean-paul-huber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legallopage/home?authuser=0" xlink:type="simple">https://sites.google.com/site/legallopage/home?authuser=0</text:a></text:p>
          </table:table-cell>
          <table:table-cell table:number-columns-repeated="1017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9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09:37:42.8322864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6-10T19:00:27</meta:creation-date>
    <dc:date>2026-02-19T09:38:49.932864340</dc:date>
    <meta:editing-duration>P35DT17H7M17S</meta:editing-duration>
    <meta:editing-cycles>130</meta:editing-cycles>
    <meta:generator>LibreOffice/24.2.7.2$Linux_X86_64 LibreOffice_project/420$Build-2</meta:generator>
    <dc:creator>Juste Raimbault</dc:creator>
    <meta:document-statistic meta:table-count="3" meta:cell-count="251" meta:object-count="0"/>
    <meta:user-defined meta:name=""/>
  </office:meta>
</office:document-meta>
</file>